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0dd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lu canlar gogol dorian gray in potresi delilige ovgu erasmu<text:span text:style-name="T1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01:42:48.927141209</meta:creation-date>
    <dc:date>2020-12-19T01:43:37.713309924</dc:date>
    <meta:editing-duration>PT37S</meta:editing-duration>
    <meta:editing-cycles>1</meta:editing-cycles>
    <meta:document-statistic meta:table-count="0" meta:image-count="0" meta:object-count="0" meta:page-count="1" meta:paragraph-count="1" meta:word-count="10" meta:character-count="61" meta:non-whitespace-character-count="52"/>
    <meta:generator>LibreOffice/6.4.6.2$Linux_X86_64 LibreOffice_project/40$Build-2</meta:generator>
  </office:meta>
</office:document-meta>
</file>